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GB" officeooo:rsid="000c7c58" officeooo:paragraph-rsid="000c7c58"/>
    </style:style>
    <style:style style:name="P2" style:family="paragraph" style:parent-style-name="Standard" style:list-style-name="L1">
      <style:text-properties fo:color="#5983b0" loext:opacity="100%" fo:language="en" fo:country="GB" officeooo:rsid="000c7c58" officeooo:paragraph-rsid="000c7c58"/>
    </style:style>
    <style:style style:name="P3" style:family="paragraph" style:parent-style-name="Standard" style:list-style-name="L1">
      <style:text-properties fo:language="en" fo:country="GB" officeooo:rsid="000c7c58" officeooo:paragraph-rsid="000c7c58"/>
    </style:style>
    <style:style style:name="P4" style:family="paragraph" style:parent-style-name="Standard">
      <style:text-properties fo:language="en" fo:country="GB" officeooo:rsid="000c7c58" officeooo:paragraph-rsid="00143a8c"/>
    </style:style>
    <style:style style:name="P5" style:family="paragraph" style:parent-style-name="Standard" style:list-style-name="L1">
      <style:text-properties fo:language="en" fo:country="GB" officeooo:rsid="000e10af" officeooo:paragraph-rsid="000e10af"/>
    </style:style>
    <style:style style:name="P6" style:family="paragraph" style:parent-style-name="Standard" style:list-style-name="L1">
      <style:text-properties fo:language="en" fo:country="GB" officeooo:rsid="000e10af" officeooo:paragraph-rsid="0010cc9c"/>
    </style:style>
    <style:style style:name="P7" style:family="paragraph" style:parent-style-name="Standard" style:list-style-name="L1">
      <style:text-properties fo:language="en" fo:country="GB" officeooo:rsid="000e10af" officeooo:paragraph-rsid="001163b5"/>
    </style:style>
    <style:style style:name="P8" style:family="paragraph" style:parent-style-name="Standard" style:list-style-name="L1">
      <style:text-properties fo:language="en" fo:country="GB" officeooo:rsid="0011d900" officeooo:paragraph-rsid="0011d900"/>
    </style:style>
    <style:style style:name="P9" style:family="paragraph" style:parent-style-name="Standard" style:list-style-name="L1">
      <style:text-properties fo:language="en" fo:country="GB" officeooo:rsid="00138bd4" officeooo:paragraph-rsid="0013bf7c"/>
    </style:style>
    <style:style style:name="P10" style:family="paragraph" style:parent-style-name="Standard" style:list-style-name="L1">
      <style:text-properties fo:language="en" fo:country="GB" officeooo:rsid="00138bd4" officeooo:paragraph-rsid="00156d93"/>
    </style:style>
    <style:style style:name="P11" style:family="paragraph" style:parent-style-name="Standard" style:list-style-name="L1">
      <style:text-properties fo:language="en" fo:country="GB" officeooo:rsid="00138bd4" officeooo:paragraph-rsid="00160ab0"/>
    </style:style>
    <style:style style:name="P12" style:family="paragraph" style:parent-style-name="Standard" style:list-style-name="L1">
      <style:text-properties fo:language="en" fo:country="GB" officeooo:rsid="00160ab0" officeooo:paragraph-rsid="00160ab0"/>
    </style:style>
    <style:style style:name="P13" style:family="paragraph" style:parent-style-name="Standard">
      <style:text-properties fo:language="en" fo:country="GB" officeooo:rsid="00160ab0" officeooo:paragraph-rsid="00160ab0"/>
    </style:style>
    <style:style style:name="P14" style:family="paragraph" style:parent-style-name="Standard" style:list-style-name="L1">
      <style:text-properties fo:language="en" fo:country="GB" officeooo:rsid="0017a072" officeooo:paragraph-rsid="0017a072"/>
    </style:style>
    <style:style style:name="P15" style:family="paragraph" style:parent-style-name="Standard">
      <style:text-properties fo:language="en" fo:country="GB" officeooo:rsid="0017a072" officeooo:paragraph-rsid="0017a072"/>
    </style:style>
    <style:style style:name="P16" style:family="paragraph" style:parent-style-name="Standard" style:list-style-name="L2">
      <style:text-properties fo:language="en" fo:country="GB" officeooo:rsid="001a1cff" officeooo:paragraph-rsid="001a1cff"/>
    </style:style>
    <style:style style:name="P17" style:family="paragraph" style:parent-style-name="Standard" style:list-style-name="L2">
      <style:text-properties fo:color="#ffbf00" loext:opacity="100%" fo:language="en" fo:country="GB" officeooo:rsid="001a1cff" officeooo:paragraph-rsid="001a1cff"/>
    </style:style>
    <style:style style:name="T1" style:family="text">
      <style:text-properties officeooo:rsid="0010cc9c"/>
    </style:style>
    <style:style style:name="T2" style:family="text">
      <style:text-properties officeooo:rsid="001163b5"/>
    </style:style>
    <style:style style:name="T3" style:family="text">
      <style:text-properties officeooo:rsid="0011d900"/>
    </style:style>
    <style:style style:name="T4" style:family="text">
      <style:text-properties officeooo:rsid="00143a8c"/>
    </style:style>
    <style:style style:name="T5" style:family="text">
      <style:text-properties officeooo:rsid="00156d93"/>
    </style:style>
    <style:style style:name="T6" style:family="text">
      <style:text-properties officeooo:rsid="000e10af"/>
    </style:style>
    <style:style style:name="T7" style:family="text">
      <style:text-properties officeooo:rsid="00160ab0"/>
    </style:style>
    <style:style style:name="T8" style:family="text">
      <style:text-properties officeooo:rsid="0017a072"/>
    </style:style>
    <style:style style:name="T9" style:family="text">
      <style:text-properties officeooo:rsid="001ac261"/>
    </style:style>
    <style:style style:name="T10" style:family="text">
      <style:text-properties officeooo:rsid="001bb94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80908333" text:style-name="L1">
        <text:list-item>
          <text:p text:style-name="P2">More the researcher knows about SI, they are more likely to work with researchers from other disciplines. (IDV: B1a, DV: E1)</text:p>
        </text:list-item>
        <text:list-item>
          <text:p text:style-name="P3">More the researcher knows about SI, they are more likely to work with societal actors (individual citizens). (IDV: B1e, DV: E1) </text:p>
        </text:list-item>
        <text:list-item>
          <text:p text:style-name="P5">More the societal actors and other civil organisations are involved, wider the dissemination. (IDV: B1\a, DV: H1&lt;comb.&gt;) </text:p>
        </text:list-item>
        <text:list-item>
          <text:p text:style-name="P6"><text:s/></text:p>
          <text:list>
            <text:list-item>
              <text:p text:style-name="P7"><text:span text:style-name="T1">The </text:span><text:span text:style-name="T2">m</text:span><text:span text:style-name="T1">ore central the involvement of non-academic participants in the project, more likely </text:span><text:span text:style-name="T2">to build capacities in the involved non-academic groups. (IDV: </text:span><text:span text:style-name="T3">E2\a, DV:G6a)</text:span></text:p>
            </text:list-item>
            <text:list-item>
              <text:p text:style-name="P8">The more central the involvement of civil participants, more likely project to yield emancipatory results for the involved actors. (IDV: E2e, DV: G6b)</text:p>
            </text:list-item>
            <text:list-item>
              <text:p text:style-name="P8">The more central the involvement of civil participants, more likely project to create better understandig of the addressed social issue. (IDV: E2e, DV: G6c)</text:p>
            </text:list-item>
          </text:list>
        </text:list-item>
        <text:list-item>
          <text:p text:style-name="P9">More the involvement of the researchers from other disciplines, higher the chances to address an issue that haven’t been (widely) addressed before. (IDV: E2a OR E1a, DV: G6f)</text:p>
        </text:list-item>
        <text:list-item>
          <text:p text:style-name="P10"><text:span text:style-name="T4">Although it is not a necess</text:span><text:span text:style-name="T5">ary condition of the SI , t</text:span><text:span text:style-name="T4">ransdisciplinary approaches are often emphasized in SI-related projects.</text:span><text:span text:style-name="T5"> We are expecting,</text:span></text:p>
          <text:list>
            <text:list-item>
              <text:p text:style-name="P10">higher the chances for the involvement of the other discpilines <text:span text:style-name="T5">with h</text:span>igher <text:span text:style-name="T5">degree of</text:span> familiarity with SI, . <text:span text:style-name="T6">(IDV: B1, DV: </text:span><text:span text:style-name="T5">E1a</text:span><text:span text:style-name="T6">)</text:span></text:p>
            </text:list-item>
          </text:list>
        </text:list-item>
        <text:list-item>
          <text:p text:style-name="P11"><text:span text:style-name="T7">Higher the level of contribution to SI, higher the involvement of other disciplines in the project </text:span><text:span text:style-name="T6">(IDV: </text:span><text:span text:style-name="T7">C2</text:span><text:span text:style-name="T6">, DV: </text:span><text:span text:style-name="T7">E1a</text:span><text:span text:style-name="T6">),</text:span></text:p>
          <text:list>
            <text:list-item>
              <text:p text:style-name="P12">involvement level of other disciplines <text:span text:style-name="T6">(IDV: </text:span>C2<text:span text:style-name="T6">, DV: </text:span>E2a<text:span text:style-name="T6">),</text:span></text:p>
            </text:list-item>
            <text:list-item>
              <text:p text:style-name="P12">involvement of non-academic actors <text:span text:style-name="T6">(IDV: </text:span>C2<text:span text:style-name="T6">, DV: </text:span>E1\a &lt;comb&gt;<text:span text:style-name="T6">),</text:span></text:p>
            </text:list-item>
            <text:list-item>
              <text:p text:style-name="P12">involvement level of non-academic factors <text:span text:style-name="T6">(IDV: </text:span>C2<text:span text:style-name="T6">, DV: </text:span>E2\a &lt;comb&gt;<text:span text:style-name="T6">).</text:span></text:p>
            </text:list-item>
          </text:list>
        </text:list-item>
        <text:list-item>
          <text:p text:style-name="P12"><text:span text:style-name="T8">Social inclusion and targeting of audiences with social needs are central characteristics of SI. Therefore, we are expecting:</text:span></text:p>
          <text:list>
            <text:list-item>
              <text:p text:style-name="P14">a tendency toward inclusion/empowerment of socially disadvantaged/marginalised people, improvement of social conditions, targeting of specific groups with social needs, enabling diversity and <text:s/>exchange of different perspectives with higher degrees of social innovation. <text:span text:style-name="T6">(IDV: </text:span><text:span text:style-name="T7">C2</text:span><text:span text:style-name="T6">, DV: </text:span><text:span text:style-name="T7">E</text:span>3 &lt;comb. Into ordinal scale&gt;<text:span text:style-name="T6">)</text:span></text:p>
            </text:list-item>
          </text:list>
        </text:list-item>
      </text:list>
      <text:p text:style-name="P15"/>
      <text:p text:style-name="P15">----</text:p>
      <text:p text:style-name="P15"/>
      <text:p text:style-name="P15"/>
      <text:list xml:id="list3318989490" text:style-name="L2">
        <text:list-item>
          <text:p text:style-name="P16">Higher the involvement of other disciplines, more likel to apply open science practices. <text:span text:style-name="T6">(IDV: </text:span>E1a<text:span text:style-name="T6">, DV: </text:span>F1<text:span text:style-name="T8"> &lt;comb. Into ordinal scale&gt;,</text:span></text:p>
          <text:p text:style-name="P16"><text:span text:style-name="T6">IDV: </text:span>E2a<text:span text:style-name="T6">, DV: </text:span>F1<text:span text:style-name="T8"> &lt;comb. Into ordinal scale&gt;</text:span><text:span text:style-name="T6">)</text:span></text:p>
        </text:list-item>
        <text:list-item>
          <text:p text:style-name="P17">Higher the involvement <text:span text:style-name="T9">of marginalised groups, higher the chances for </text:span><text:span text:style-name="T10">open science approaches (E3, F1)</text:span></text:p>
        </text:list-item>
        <text:list-item>
          <text:p text:style-name="P17"/>
        </text:list-item>
      </text:list>
      <text:p text:style-name="P13"/>
      <text:p text:style-name="P13"/>
      <text:p text:style-name="P13"/>
      <text:p text:style-name="P13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ku Demir</meta:initial-creator>
    <meta:creation-date>2021-10-29T00:31:06.607749547</meta:creation-date>
    <dc:date>2021-10-30T17:54:40.677379754</dc:date>
    <dc:creator>Utku Demir</dc:creator>
    <meta:editing-duration>PT36M9S</meta:editing-duration>
    <meta:editing-cycles>4</meta:editing-cycles>
    <meta:generator>LibreOffice/7.2.2.2$Linux_X86_64 LibreOffice_project/20$Build-2</meta:generator>
    <meta:document-statistic meta:table-count="0" meta:image-count="0" meta:object-count="0" meta:page-count="1" meta:paragraph-count="21" meta:word-count="373" meta:character-count="2341" meta:non-whitespace-character-count="2003"/>
  </office:meta>
</office:document-meta>
</file>